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Comic sans" svg:font-family="'Comic sans'" style:font-family-generic="script"/>
    <style:font-face style:name="arial" svg:font-family="arial" style:font-family-generic="swiss"/>
    <style:font-face style:name="Kalimati" svg:font-family="Kalim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RaghuMalayalamSans" svg:font-family="RaghuMalayalam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RaghuMalayalamSans" fo:font-size="18pt" fo:font-style="normal" style:text-underline-style="none" fo:font-weight="normal" style:text-blinking="false" fo:background-color="transparent" style:font-size-asian="18pt" style:font-size-complex="18pt"/>
    </style:style>
    <style:style style:name="P2" style:family="paragraph" style:parent-style-name="Standard">
      <style:text-properties fo:font-variant="normal" fo:text-transform="none" fo:color="#000000" style:text-line-through-style="none" style:text-line-through-type="none" style:font-name="RaghuMalayalamSans" fo:font-size="18pt" fo:font-style="normal" style:text-underline-style="none" fo:font-weight="normal" officeooo:rsid="000ae3a1" officeooo:paragraph-rsid="000ae3a1" style:text-blinking="false" fo:background-color="transparent" style:font-size-asian="18pt" style:font-size-complex="18pt"/>
    </style:style>
    <style:style style:name="P3" style:family="paragraph" style:parent-style-name="Standard">
      <style:text-properties style:font-name="RaghuMalayalamSans" fo:font-size="18pt" style:font-size-asian="18pt" style:font-size-complex="18pt"/>
    </style:style>
    <style:style style:name="P4" style:family="paragraph" style:parent-style-name="Standard">
      <style:text-properties style:font-name="RaghuMalayalamSans" fo:font-size="18pt" officeooo:rsid="000ae3a1" officeooo:paragraph-rsid="000ae3a1" style:font-size-asian="18pt" style:font-size-complex="18pt"/>
    </style:style>
    <style:style style:name="P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Comic sans" fo:font-size="18pt" fo:font-style="normal" style:text-underline-style="none" fo:font-weight="normal" style:text-blinking="false" fo:background-color="transparent" style:font-size-asian="18pt" style:font-size-complex="18pt"/>
    </style:style>
    <style:style style:name="P6" style:family="paragraph" style:parent-style-name="Text_20_body">
      <style:text-properties fo:font-variant="normal" fo:text-transform="none" fo:color="#000000" style:text-line-through-style="none" style:text-line-through-type="none" style:font-name="RaghuMalayalamSans" fo:font-size="18pt" style:text-underline-style="none" style:text-blinking="false" fo:background-color="transparent" style:font-size-asian="18pt" style:font-size-complex="18pt"/>
    </style:style>
    <style:style style:name="P7" style:family="paragraph" style:parent-style-name="Text_20_body">
      <style:text-properties style:font-name="RaghuMalayalamSans" fo:font-size="18pt" style:font-size-asian="18pt" style:font-size-complex="18pt"/>
    </style:style>
    <style:style style:name="P8" style:family="paragraph" style:parent-style-name="Text_20_body">
      <style:text-properties style:font-name="RaghuMalayalamSans" fo:font-size="18pt" officeooo:rsid="000ae3a1" officeooo:paragraph-rsid="000ae3a1" style:font-size-asian="18pt" style:font-size-complex="18pt"/>
    </style:style>
    <style:style style:name="P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RaghuMalayalamSans" fo:font-size="18pt" fo:font-style="normal" style:text-underline-style="none" fo:font-weight="normal" style:text-blinking="false" fo:background-color="transparent" style:font-size-asian="18pt" style:font-size-complex="18pt"/>
    </style:style>
    <style:style style:name="P1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RaghuMalayalamSans" fo:font-size="18pt" fo:font-style="normal" style:text-underline-style="none" fo:font-weight="normal" officeooo:rsid="000ae3a1" officeooo:paragraph-rsid="000ae3a1" style:text-blinking="false" fo:background-color="transparent" style:font-size-asian="18pt" style:font-size-complex="18pt"/>
    </style:style>
    <style:style style:name="P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RaghuMalayalamSans" fo:font-size="18pt" style:text-underline-style="none" style:text-blinking="false" fo:background-color="transparent" style:font-size-asian="18pt" style:font-size-complex="18pt"/>
    </style:style>
    <style:style style:name="P1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Comic sans" fo:font-size="18pt" fo:font-style="normal" style:text-underline-style="none" fo:font-weight="normal" style:text-blinking="false" fo:background-color="transparent" style:font-size-asian="18pt" style:font-size-complex="18pt"/>
    </style:style>
    <style:style style:name="P13" style:family="paragraph" style:parent-style-name="Text_20_body">
      <style:paragraph-properties fo:margin-top="0cm" fo:margin-bottom="0cm" loext:contextual-spacing="false" fo:line-height="120%" style:writing-mode="lr-tb"/>
      <style:text-properties style:font-name="RaghuMalayalamSans" fo:font-size="18pt" style:font-size-asian="18pt" style:font-size-complex="18pt"/>
    </style:style>
    <style:style style:name="P14" style:family="paragraph" style:parent-style-name="Text_20_body">
      <style:paragraph-properties fo:margin-top="0cm" fo:margin-bottom="0cm" loext:contextual-spacing="false" fo:line-height="120%" style:writing-mode="lr-tb"/>
      <style:text-properties style:font-name="RaghuMalayalamSans" fo:font-size="18pt" officeooo:rsid="000ae3a1" officeooo:paragraph-rsid="000ae3a1" style:font-size-asian="18pt" style:font-size-complex="18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officeooo:rsid="000ae3a1"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loext:char-shading-value="0" style:font-size-asian="20pt" style:font-size-complex="20pt"/>
    </style:style>
    <style:style style:name="T5" style:family="text">
      <style:text-properties fo:font-variant="normal" fo:text-transform="none" fo:color="#000000" style:text-line-through-style="none" style:text-line-through-type="none" style:font-name="Arial" fo:font-size="20pt" fo:font-style="normal" style:text-underline-style="none" fo:font-weight="normal" officeooo:rsid="000ae3a1" style:text-blinking="false" fo:background-color="transparent" loext:char-shading-value="0" style:font-size-asian="20pt" style:font-size-complex="20pt"/>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0ae3a1" style:text-blinking="false" fo:background-color="transparent" loext:char-shading-value="0"/>
    </style:style>
    <style:style style:name="T8" style:family="text">
      <style:text-properties fo:font-weight="normal"/>
    </style:style>
    <style:style style:name="T9" style:family="text">
      <style:text-properties style:font-name="Arial" fo:font-style="normal" fo:font-weight="normal"/>
    </style:style>
    <style:style style:name="T10" style:family="text">
      <style:text-properties style:font-name="Arial" fo:font-size="11pt"/>
    </style:style>
    <style:style style:name="T11" style:family="text">
      <style:text-properties style:font-name="Arial" fo:font-size="11pt" fo:font-style="normal" fo:font-weight="normal"/>
    </style:style>
    <style:style style:name="T12" style:family="text">
      <style:text-properties fo:font-style="normal" fo:font-weight="normal"/>
    </style:style>
    <style:style style:name="T13" style:family="text">
      <style:text-properties fo:font-style="normal" fo:font-weight="normal" officeooo:rsid="000c3906"/>
    </style:style>
    <style:style style:name="T14" style:family="text">
      <style:text-properties fo:font-size="11pt"/>
    </style:style>
    <style:style style:name="T15" style:family="text">
      <style:text-properties fo:font-size="11pt" fo:font-style="normal" fo:font-weight="normal"/>
    </style:style>
    <style:style style:name="T16" style:family="text">
      <style:text-properties officeooo:rsid="000ae3a1"/>
    </style:style>
    <style:style style:name="T17" style:family="text">
      <style:text-properties fo:font-size="20pt" fo:font-weight="normal" style:font-size-asian="20pt" style:font-size-complex="20pt"/>
    </style:style>
    <style:style style:name="T18" style:family="text">
      <style:text-properties style:font-name="Comic sans"/>
    </style:style>
    <style:style style:name="T19" style:family="text">
      <style:text-properties style:font-name="Comic sans" fo:font-size="18pt"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1</text:p>
      <text:p text:style-name="P1"><text:bookmark text:name="docs-internal-guid-b6d5860b-7fff-741b-f921-bc61da807528"/>Hello all hope your all well...so here is the presentation that i created for the application out_veggin so far…. so welcome to my masterpiece.. Out_veggin. ..</text:p>
      <text:p text:style-name="P3"/>
      <text:p text:style-name="P3"/>
      <text:p text:style-name="P3"/>
      <text:p text:style-name="P4">P2</text:p>
      <text:p text:style-name="P9"><text:bookmark text:name="docs-internal-guid-b4895da0-7fff-ad5d-ead2-e17efd5f9393"/>So, <text:s/>the reason i created this application is because of the many people in this world that cant work for any reason, stay at home parents, disabled people , carers, etc, the list goes on. And have a green thumb like me, and would like to make a side income <text:span text:style-name="T16">and sell there well looked after produce, direct to people locally.</text:span></text:p>
      <text:p text:style-name="P9">I feel its the perfect opportunity to give back to the communit <text:span text:style-name="T16">with fresh fruit and vegetables</text:span>, you can do weekly deals or packs of vegetables to create recipes. As a buyer, you know your helping your neighbours <text:span text:style-name="T16">pay their bills</text:span>, and buying locally is good you know how fresh your items are and exactly where they are coming from.</text:p>
      <text:p text:style-name="P7"><text:line-break/></text:p>
      <text:p text:style-name="P7"/>
      <text:p text:style-name="P9"/>
      <text:p text:style-name="P10">P3</text:p>
      <text:p text:style-name="P9"><text:bookmark text:name="docs-internal-guid-aece578c-7fff-d74e-802e-a0fa49d8d680"/><text:soft-page-break/>Basically the problem is, many people cant physically get the money to go and buy a pop up spot at a market. And if they can, trying to transport all th<text:span text:style-name="T16">ier</text:span> fruit and vegetables is a nightmare, <text:span text:style-name="T16">some cant drive, dont have the right vehicle or cant walk due to age or illness, and </text:span>trying to keep it fresh <text:span text:style-name="T16">if they did do so,</text:span> and if they dont sell it they have to either give it away or throw it out!</text:p>
      <text:p text:style-name="P13"><text:span text:style-name="T6">So this app in essence links the product straight </text:span><text:span text:style-name="T7">from the Garden to</text:span><text:span text:style-name="T6"> the consumer and doesnt have to undergo long transports and huge weight times from mass picking where its stored in containers where it loses nutrients.</text:span></text:p>
      <text:p text:style-name="P13"><text:span text:style-name="T6">Thats one of my pictures of carrots at the top if your all wandering what </text:span><text:span text:style-name="T7">exactly </text:span><text:span text:style-name="T6">that is.</text:span></text:p>
      <text:p text:style-name="P13"><text:span text:style-name="T6"/></text:p>
      <text:p text:style-name="P13"><text:span text:style-name="T6"/></text:p>
      <text:p text:style-name="P14"><text:span text:style-name="T6">P4</text:span></text:p>
      <text:p text:style-name="P9"><text:bookmark text:name="docs-internal-guid-d550b922-7fff-0fce-a5e5-a78f22f0914a"/>So yep as it says bring in out_veggin! My application. It will solve all these problems, by being so simple and efficient, you can setup an account and be buying or selling your local and fresh items in no time.</text:p>
      <text:p text:style-name="P7"><text:span text:style-name="T8"><text:line-break/></text:span></text:p>
      <text:p text:style-name="P7"><text:span text:style-name="T6"/></text:p>
      <text:p text:style-name="P10">P5</text:p>
      <text:p text:style-name="P9"><text:bookmark text:name="docs-internal-guid-e1ade628-7fff-374e-07da-227bfaec67c8"/><text:soft-page-break/>Here are some of the wireframes I came up with . My current site doesnt look like this yet, its much harder then it seems to make it look like this.</text:p>
      <text:p text:style-name="P7"><text:line-break/></text:p>
      <text:p text:style-name="P8"><text:span text:style-name="T6">P6</text:span></text:p>
      <text:p text:style-name="P9"><text:bookmark text:name="docs-internal-guid-990b6f2e-7fff-508a-be1d-ef45ea1da6d3"/>As stated earlier its extremely basic and easy to use, create your account, you are either a buyer or a seller. Then you can search an item to buy, or add and item to sell. If you are the seller you can Edit existing items, or delete it with a click of a button!</text:p>
      <text:p text:style-name="P9">If your the buyer, it has an easy system where it will eventually have an online messaging system , like a chat field so that you can directly talk to the supplier and you can tee up a time and place to get the items.</text:p>
      <text:p text:style-name="P6"><text:bookmark text:name="docs-internal-guid-44733520-7fff-8574-5f07-dc54aacdb2ff"/><text:span text:style-name="T8"> </text:span><text:span text:style-name="T12">Im </text:span><text:span text:style-name="T13">also</text:span><text:span text:style-name="T12"> going to try and put a trade items in there, so if you have a massive lemon tree but you really need tomatoes for that dish asap, you can offer to trade your lemons for their tomatoes!</text:span></text:p>
      <text:p text:style-name="P7"><text:span text:style-name="T8"><text:line-break/><text:line-break/></text:span></text:p>
      <text:p text:style-name="P8"><text:span text:style-name="T6">P7</text:span></text:p>
      <text:p text:style-name="P9"><text:bookmark text:name="docs-internal-guid-79181af7-7fff-6d56-c761-d30fcf4a4d55"/>Yes there very tiny, there not much to look at, if i get some time id love to style it all but for now its a <text:soft-page-break/>full system that has CRUD, authentication and authorisation.</text:p>
      <text:p text:style-name="P5"><text:bookmark text:name="docs-internal-guid-b2023751-7fff-3d47-9677-1a6dde9a1684"/> Its basically the same as every one elses login screens from standard devise installations so I wont bother impressing every one with that, weve seen a fair few of them today</text:p>
      <text:p text:style-name="P12"/>
      <text:p text:style-name="P7"><text:line-break/></text:p>
      <text:p text:style-name="P7"><text:span text:style-name="T6"/></text:p>
      <text:p text:style-name="P8"><text:span text:style-name="T6">P8</text:span></text:p>
      <text:p text:style-name="P9"><text:bookmark text:name="docs-internal-guid-60a81e04-7fff-86c9-a322-b848b59b36a3"/>My tech stack is fairly simple, i used rails to create the main part of the application, used the generate framework rails command to create most of it. The rest will eventually be styled using more bootstrap, I ran out of time for styling so this is all I could come up with in the time.</text:p>
      <text:p text:style-name="P9">I used postgres of course as the DB , and used a few gems like devise and rolify to create the autorisation and authentication.</text:p>
      <text:p text:style-name="P9">Also used the Trello board as a means to do my project development.</text:p>
      <text:p text:style-name="P7"><text:line-break/></text:p>
      <text:p text:style-name="P8"><text:span text:style-name="T6">P9</text:span></text:p>
      <text:p text:style-name="P9"><text:bookmark text:name="docs-internal-guid-3d3f620c-7fff-a52c-f919-46fd3b5dd7f6"/>As you can tell from the really awesome styling on the other page, it probably needs a lot more, I do <text:soft-page-break/>really want to keep it fairly basic though, I want it keep it easy to use so even someone that hasnt used a mobile phone that much can find it easy to learn and read.I really wanted to get stripe to work at a minimum but i ram running out of time. I am interested in the XYZ API though, which would make it so much easier with a few clicks to login through a social media account, as most people have them, people I know that dont even know how to use google really have them setup for them, for example, my father. </text:p>
      <text:p text:style-name="P9">There will be filtering implemented so that it goes straight to the correct item you would like, I really dont want it it have too much background algorithms, I myself am over searching certain 2 way market place apps and being inundated with non searched items to sway me into buying things I dont want.</text:p>
      <text:p text:style-name="P11"> <text:span text:style-name="T12">Id would also like to incorporate a buying packs system, for example,  a person will grow all the items that they put into there own home made dishes and they can sell as packs, and who knows maybe they can be on their way to making a recipe thats sold world wide, like the big chefs! I know my grandma used to make the best croatian and hungarian foods, and now shes gone, no one can replicate even close to how she would make it</text:span></text:p>
      <text:p text:style-name="P7"><text:soft-page-break/><text:line-break/></text:p>
      <text:p text:style-name="P8"><text:span text:style-name="T6">P10</text:span></text:p>
      <text:p text:style-name="P9"><text:bookmark text:name="docs-internal-guid-78380d32-7fff-c1af-b52a-08b43aacd4ca"/>Basically most of my time I wasted was on styling of course, had I of just created the standard application and not tried to pretty it up with things im not too familiar with firstly , I would of been much less stressed. I now understand how hard it would be to be a full stack developer, but its exactly what im going to be pushing towards, I do enjoy creating a whole application, the sense of accomplishment is well worth it, even in this current state.</text:p>
      <text:p text:style-name="P9">I had troubles with my CRUD, i followed along a few of the tutorials, we all know which ones, and I tried to customise it with my own words, wow.that.was.silly! I accidentally kept using “Rails” saved words and didnt know why it wasnt working.</text:p>
      <text:p text:style-name="P9">I wasted time trying to get API’s to work and many, many, many, gems, every day a new gem would appear before my very eyes, so id go down a rabbit hole trying to learn it and then fail and there goes a day, and id have to remove it because it wasnt for me or wasnt working how I wanted it. </text:p>
      <text:p text:style-name="P9">I also learnt why other devs say they dont like the auto save on vs code as id change a few lines on a few different pages, it would all break and then im <text:soft-page-break/>stuck for the whole day trying to work out what ive done wrong, instead of having auto save off, or even before trying to do something “out there”, do a git commit before I go all out on it and branch off.</text:p>
      <text:p text:style-name="P7"/>
      <text:p text:style-name="P9">Thank you all for your time.</text:p>
      <text:p text:style-name="P10">Any questions?</text:p>
      <text:p text:style-name="P7"><text:line-break/></text:p>
      <text:p text:style-name="P7"><text:span text:style-name="T6"/></text:p>
      <text:p text:style-name="P7"><text:span text:style-name="T6"/></text:p>
      <text:p text:style-name="P7"><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Comic sans" svg:font-family="'Comic sans'" style:font-family-generic="script"/>
    <style:font-face style:name="arial" svg:font-family="arial" style:font-family-generic="swiss"/>
    <style:font-face style:name="Kalimati" svg:font-family="Kalim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RaghuMalayalamSans" svg:font-family="RaghuMalayalam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0:36:32.567092422</meta:creation-date>
    <dc:date>2021-03-19T13:56:36.610319897</dc:date>
    <meta:editing-duration>PT2H47M16S</meta:editing-duration>
    <meta:editing-cycles>3</meta:editing-cycles>
    <meta:generator>LibreOffice/6.4.6.2$Linux_X86_64 LibreOffice_project/40$Build-2</meta:generator>
    <meta:document-statistic meta:table-count="0" meta:image-count="0" meta:object-count="0" meta:page-count="7" meta:paragraph-count="44" meta:word-count="1203" meta:character-count="6152" meta:non-whitespace-character-count="4967"/>
  </office:meta>
</office:document-meta>
</file>